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6c53" officeooo:paragraph-rsid="00056c53"/>
    </style:style>
    <style:style style:name="P2" style:family="paragraph" style:parent-style-name="Standard">
      <style:text-properties officeooo:rsid="00075eea" officeooo:paragraph-rsid="00075e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{"_id":{"arr":["3D Scan","My Hero"]},"value":1}</text:p>
      <text:p text:style-name="P2">{"_id":{"arr":["3D Scan","STL"]},"value":1}</text:p>
      <text:p text:style-name="P2">{"_id":{"arr":["3D print","EdTech"]},"value":1}</text:p>
      <text:p text:style-name="P2">{"_id":{"arr":["3D print","kids"]},"value":1}</text:p>
      <text:p text:style-name="P2">{"_id":{"arr":["3D print","scan"]},"value":1}</text:p>
      <text:p text:style-name="P2">{"_id":{"arr":["3D print","sculpt"]},"value":1}</text:p>
      <text:p text:style-name="P2">{"_id":{"arr":["3d photography","bonjour"]},"value":1}</text:p>
      <text:p text:style-name="P2">{"_id":{"arr":["3d photography","laser"]},"value":1}</text:p>
      <text:p text:style-name="P2">{"_id":{"arr":["3d photography","matter and form"]},"value":1}</text:p>
      <text:p text:style-name="P2">{"_id":{"arr":["3d photography","matterandform"]},"value":1}</text:p>
      <text:p text:style-name="P2">{"_id":{"arr":["3d photography","paul"]},"value":1}</text:p>
      <text:p text:style-name="P2">{"_id":{"arr":["3d photography","scan"]},"value":1}</text:p>
      <text:p text:style-name="P2">{"_id":{"arr":["3dponics","drip"]},"value":1}</text:p>
      <text:p text:style-name="P2">{"_id":{"arr":["3dponics","hydroponics"]},"value":1}</text:p>
      <text:p text:style-name="P2">{"_id":{"arr":["3dponics","nozzle"]},"value":1}</text:p>
      <text:p text:style-name="P2">{"_id":{"arr":["Animals","Clay"]},"value":1}</text:p>
      <text:p text:style-name="P2">{"_id":{"arr":["Animation","Bust"]},"value":1}</text:p>
      <text:p text:style-name="P2">{"_id":{"arr":["Animation","Character"]},"value":1}</text:p>
      <text:p text:style-name="P2">{"_id":{"arr":["Animation","Scan"]},"value":1}</text:p>
      <text:p text:style-name="P2">{"_id":{"arr":["Animation","Smiley Guys"]},"value":1}</text:p>
      <text:p text:style-name="P2">{"_id":{"arr":["Bust","Character"]},"value":1}</text:p>
      <text:p text:style-name="P2">{"_id":{"arr":["Bust","Scan"]},"value":1}</text:p>
      <text:p text:style-name="P2">{"_id":{"arr":["Bust","Smiley Guys"]},"value":1}</text:p>
      <text:p text:style-name="P2">{"_id":{"arr":["Character","Scan"]},"value":1}</text:p>
      <text:p text:style-name="P2">{"_id":{"arr":["Character","Smiley Guys"]},"value":1}</text:p>
      <text:p text:style-name="P2">{"_id":{"arr":["Daniel","bust"]},"value":1}</text:p>
      <text:p text:style-name="P2">{"_id":{"arr":["Daniel","scan"]},"value":1}</text:p>
      <text:p text:style-name="P2">{"_id":{"arr":["EdTech","kids"]},"value":1}</text:p>
      <text:p text:style-name="P2">{"_id":{"arr":["EdTech","scan"]},"value":1}</text:p>
      <text:p text:style-name="P2">{"_id":{"arr":["EdTech","sculpt"]},"value":1}</text:p>
      <text:p text:style-name="P2">{"_id":{"arr":["Einstein","Scan"]},"value":1}</text:p>
      <text:p text:style-name="P2">{"_id":{"arr":["Handheld","Prototype"]},"value":1}</text:p>
      <text:p text:style-name="P2">{"_id":{"arr":["Handheld","kickstarter"]},"value":1}</text:p>
      <text:p text:style-name="P2">{"_id":{"arr":["Handheld","phone"]},"value":1}</text:p>
      <text:p text:style-name="P2">{"_id":{"arr":["Matter and form","Quad Copter"]},"value":1}</text:p>
      <text:p text:style-name="P2">{"_id":{"arr":["Matter and form","Remote Controlled"]},"value":1}</text:p>
      <text:p text:style-name="P2">{"_id":{"arr":["Matter and form","scan"]},"value":1}</text:p>
      <text:p text:style-name="P2">{"_id":{"arr":["My Hero","STL"]},"value":1}</text:p>
      <text:p text:style-name="P2">{"_id":{"arr":["Prototype","kickstarter"]},"value":1}</text:p>
      <text:p text:style-name="P2">{"_id":{"arr":["Prototype","phone"]},"value":1}</text:p>
      <text:p text:style-name="P2">{"_id":{"arr":["Quad Copter","Remote Controlled"]},"value":1}</text:p>
      <text:p text:style-name="P2">{"_id":{"arr":["Quad Copter","scan"]},"value":1}</text:p>
      <text:p text:style-name="P2">{"_id":{"arr":["Remote Controlled","scan"]},"value":1}</text:p>
      <text:p text:style-name="P2">{"_id":{"arr":["Scan","Smiley Guys"]},"value":1}</text:p>
      <text:p text:style-name="P2">{"_id":{"arr":["Scan","education"]},"value":1}</text:p>
      <text:p text:style-name="P2">{"_id":{"arr":["Scan","england"]},"value":1}</text:p>
      <text:p text:style-name="P2">{"_id":{"arr":["Scan","fossil"]},"value":1}</text:p>
      <text:p text:style-name="P2">{"_id":{"arr":["Scan","matter &amp; form"]},"value":1}</text:p>
      <text:p text:style-name="P2">{"_id":{"arr":["Scan","tree"]},"value":1}</text:p>
      <text:p text:style-name="P2"><text:soft-page-break/>{"_id":{"arr":["Scan","wood"]},"value":1}</text:p>
      <text:p text:style-name="P2">{"_id":{"arr":["TF2","hat"]},"value":1}</text:p>
      <text:p text:style-name="P2">{"_id":{"arr":["Wheel","bicycle"]},"value":1}</text:p>
      <text:p text:style-name="P2">{"_id":{"arr":["Wheel","bike"]},"value":1}</text:p>
      <text:p text:style-name="P2">{"_id":{"arr":["Wheel","💨"]},"value":1}</text:p>
      <text:p text:style-name="P2">{"_id":{"arr":["Wheel","🚴🏽"]},"value":1}</text:p>
      <text:p text:style-name="P2">{"_id":{"arr":["adobe flash","matterform"]},"value":1}</text:p>
      <text:p text:style-name="P2">{"_id":{"arr":["adobe flash","scan"]},"value":1}</text:p>
      <text:p text:style-name="P2">{"_id":{"arr":["adobe flash","throwback"]},"value":1}</text:p>
      <text:p text:style-name="P2">{"_id":{"arr":["americano","coffee"]},"value":1}</text:p>
      <text:p text:style-name="P2">{"_id":{"arr":["americano","cork"]},"value":1}</text:p>
      <text:p text:style-name="P2">{"_id":{"arr":["americano","glass"]},"value":1}</text:p>
      <text:p text:style-name="P2">{"_id":{"arr":["americano","keep cup"]},"value":1}</text:p>
      <text:p text:style-name="P2">{"_id":{"arr":["americano","mug"]},"value":1}</text:p>
      <text:p text:style-name="P2">{"_id":{"arr":["americano","plastic"]},"value":1}</text:p>
      <text:p text:style-name="P2">{"_id":{"arr":["animal","mouse"]},"value":1}</text:p>
      <text:p text:style-name="P2">{"_id":{"arr":["animal","owl"]},"value":1}</text:p>
      <text:p text:style-name="P2">{"_id":{"arr":["awesome","matterandform"]},"value":1}</text:p>
      <text:p text:style-name="P2">{"_id":{"arr":["awesome","mushroom"]},"value":1}</text:p>
      <text:p text:style-name="P2">{"_id":{"arr":["awesome","paul"]},"value":1}</text:p>
      <text:p text:style-name="P2">{"_id":{"arr":["awesome","sculture"]},"value":1}</text:p>
      <text:p text:style-name="P2">{"_id":{"arr":["awesome","turtle"]},"value":1}</text:p>
      <text:p text:style-name="P2">{"_id":{"arr":["barney","dinosaur"]},"value":1}</text:p>
      <text:p text:style-name="P2">{"_id":{"arr":["barney","fan art"]},"value":1}</text:p>
      <text:p text:style-name="P2">{"_id":{"arr":["bear","blender"]},"value":1}</text:p>
      <text:p text:style-name="P2">{"_id":{"arr":["bear","sexybear"]},"value":1}</text:p>
      <text:p text:style-name="P2">{"_id":{"arr":["bear","throwback"]},"value":1}</text:p>
      <text:p text:style-name="P2">{"_id":{"arr":["besties","coffee"]},"value":1}</text:p>
      <text:p text:style-name="P2">{"_id":{"arr":["besties","dessert"]},"value":1}</text:p>
      <text:p text:style-name="P2">{"_id":{"arr":["besties","summer"]},"value":1}</text:p>
      <text:p text:style-name="P2">{"_id":{"arr":["besties","sunshine"]},"value":1}</text:p>
      <text:p text:style-name="P2">{"_id":{"arr":["besties","the6ix"]},"value":1}</text:p>
      <text:p text:style-name="P2">{"_id":{"arr":["bevel","bonjour"]},"value":1}</text:p>
      <text:p text:style-name="P2">{"_id":{"arr":["bevel","cre83d"]},"value":1}</text:p>
      <text:p text:style-name="P2">{"_id":{"arr":["bevel","dessert"]},"value":1}</text:p>
      <text:p text:style-name="P2">{"_id":{"arr":["bevel","laser"]},"value":1}</text:p>
      <text:p text:style-name="P2">{"_id":{"arr":["bevel","laserlife"]},"value":1}</text:p>
      <text:p text:style-name="P2">{"_id":{"arr":["bevel","matter and form"]},"value":1}</text:p>
      <text:p text:style-name="P2">{"_id":{"arr":["bevel","matterandform"]},"value":1}</text:p>
      <text:p text:style-name="P2">{"_id":{"arr":["bevel","paul"]},"value":1}</text:p>
      <text:p text:style-name="P2">{"_id":{"arr":["bevel","prototype"]},"value":1}</text:p>
      <text:p text:style-name="P2">{"_id":{"arr":["bevel","scan"]},"value":1}</text:p>
      <text:p text:style-name="P2">{"_id":{"arr":["bevel","sword"]},"value":1}</text:p>
      <text:p text:style-name="P2">{"_id":{"arr":["bevel","throwback"]},"value":1}</text:p>
      <text:p text:style-name="P2">{"_id":{"arr":["bicycle","bike"]},"value":1}</text:p>
      <text:p text:style-name="P2">{"_id":{"arr":["bicycle","💨"]},"value":1}</text:p>
      <text:p text:style-name="P2">{"_id":{"arr":["bicycle","🚴🏽"]},"value":1}</text:p>
      <text:p text:style-name="P2">{"_id":{"arr":["bike","💨"]},"value":1}</text:p>
      <text:p text:style-name="P2">{"_id":{"arr":["bike","🚴🏽"]},"value":1}</text:p>
      <text:p text:style-name="P2"><text:soft-page-break/>{"_id":{"arr":["blender","hat"]},"value":1}</text:p>
      <text:p text:style-name="P2">{"_id":{"arr":["blender","low poly"]},"value":1}</text:p>
      <text:p text:style-name="P2">{"_id":{"arr":["blender","lowpoly"]},"value":1}</text:p>
      <text:p text:style-name="P2">{"_id":{"arr":["blender","scan"]},"value":1}</text:p>
      <text:p text:style-name="P2">{"_id":{"arr":["blender","throwback"]},"value":1}</text:p>
      <text:p text:style-name="P2">{"_id":{"arr":["bonjour","matterandform"]},"value":1}</text:p>
      <text:p text:style-name="P2">{"_id":{"arr":["bonjour","nextbevel"]},"value":1}</text:p>
      <text:p text:style-name="P2">{"_id":{"arr":["bonjour","paul"]},"value":1}</text:p>
      <text:p text:style-name="P2">{"_id":{"arr":["bonjour","scan"]},"value":1}</text:p>
      <text:p text:style-name="P2">{"_id":{"arr":["bust","scan"]},"value":1}</text:p>
      <text:p text:style-name="P2">{"_id":{"arr":["cad","solidworks"]},"value":1}</text:p>
      <text:p text:style-name="P2">{"_id":{"arr":["caribou","soundsculpture"]},"value":1}</text:p>
      <text:p text:style-name="P2">{"_id":{"arr":["caribou","soundsculture"]},"value":1}</text:p>
      <text:p text:style-name="P2">{"_id":{"arr":["caribou","♪"]},"value":1}</text:p>
      <text:p text:style-name="P2">{"_id":{"arr":["cats","matterandform"]},"value":1}</text:p>
      <text:p text:style-name="P2">{"_id":{"arr":["cats","paul"]},"value":1}</text:p>
      <text:p text:style-name="P2">{"_id":{"arr":["cats","scan"]},"value":1}</text:p>
      <text:p text:style-name="P2">{"_id":{"arr":["character","low poly"]},"value":1}</text:p>
      <text:p text:style-name="P2">{"_id":{"arr":["character","matter and form"]},"value":1}</text:p>
      <text:p text:style-name="P2">{"_id":{"arr":["coffee","cork"]},"value":1}</text:p>
      <text:p text:style-name="P2">{"_id":{"arr":["coffee","dessert"]},"value":1}</text:p>
      <text:p text:style-name="P2">{"_id":{"arr":["coffee","glass"]},"value":1}</text:p>
      <text:p text:style-name="P2">{"_id":{"arr":["coffee","keep cup"]},"value":1}</text:p>
      <text:p text:style-name="P2">{"_id":{"arr":["coffee","mug"]},"value":1}</text:p>
      <text:p text:style-name="P2">{"_id":{"arr":["coffee","plastic"]},"value":1}</text:p>
      <text:p text:style-name="P2">{"_id":{"arr":["coffee","summer"]},"value":1}</text:p>
      <text:p text:style-name="P2">{"_id":{"arr":["coffee","sunshine"]},"value":1}</text:p>
      <text:p text:style-name="P2">{"_id":{"arr":["coffee","the6ix"]},"value":1}</text:p>
      <text:p text:style-name="P2">{"_id":{"arr":["cork","glass"]},"value":1}</text:p>
      <text:p text:style-name="P2">{"_id":{"arr":["cork","keep cup"]},"value":1}</text:p>
      <text:p text:style-name="P2">{"_id":{"arr":["cork","mug"]},"value":1}</text:p>
      <text:p text:style-name="P2">{"_id":{"arr":["cork","plastic"]},"value":1}</text:p>
      <text:p text:style-name="P2">{"_id":{"arr":["cre83d","sword"]},"value":1}</text:p>
      <text:p text:style-name="P2">{"_id":{"arr":["cre83d","throwback"]},"value":1}</text:p>
      <text:p text:style-name="P2">{"_id":{"arr":["dessert","matter and form"]},"value":1}</text:p>
      <text:p text:style-name="P2">{"_id":{"arr":["dessert","summer"]},"value":1}</text:p>
      <text:p text:style-name="P2">{"_id":{"arr":["dessert","sunshine"]},"value":1}</text:p>
      <text:p text:style-name="P2">{"_id":{"arr":["dessert","the tempered chef"]},"value":1}</text:p>
      <text:p text:style-name="P2">{"_id":{"arr":["dessert","the tempered room"]},"value":1}</text:p>
      <text:p text:style-name="P2">{"_id":{"arr":["dessert","the6ix"]},"value":1}</text:p>
      <text:p text:style-name="P2">{"_id":{"arr":["dinosaur","toy"]},"value":1}</text:p>
      <text:p text:style-name="P2">{"_id":{"arr":["drip","hydroponics"]},"value":1}</text:p>
      <text:p text:style-name="P2">{"_id":{"arr":["drip","nozzle"]},"value":1}</text:p>
      <text:p text:style-name="P2">{"_id":{"arr":["education","england"]},"value":1}</text:p>
      <text:p text:style-name="P2">{"_id":{"arr":["education","fossil"]},"value":1}</text:p>
      <text:p text:style-name="P2">{"_id":{"arr":["education","matter &amp; form"]},"value":1}</text:p>
      <text:p text:style-name="P2">{"_id":{"arr":["education","tree"]},"value":1}</text:p>
      <text:p text:style-name="P2">{"_id":{"arr":["education","wood"]},"value":1}</text:p>
      <text:p text:style-name="P2">{"_id":{"arr":["england","fossil"]},"value":1}</text:p>
      <text:p text:style-name="P2"><text:soft-page-break/>{"_id":{"arr":["england","matter &amp; form"]},"value":1}</text:p>
      <text:p text:style-name="P2">{"_id":{"arr":["england","tree"]},"value":1}</text:p>
      <text:p text:style-name="P2">{"_id":{"arr":["england","wood"]},"value":1}</text:p>
      <text:p text:style-name="P2">{"_id":{"arr":["evil","figure"]},"value":1}</text:p>
      <text:p text:style-name="P2">{"_id":{"arr":["evil","matter and form"]},"value":1}</text:p>
      <text:p text:style-name="P2">{"_id":{"arr":["evil","scan"]},"value":1}</text:p>
      <text:p text:style-name="P2">{"_id":{"arr":["evil","statue"]},"value":1}</text:p>
      <text:p text:style-name="P2">{"_id":{"arr":["fan art","toy"]},"value":1}</text:p>
      <text:p text:style-name="P2">{"_id":{"arr":["figure","matter and form"]},"value":1}</text:p>
      <text:p text:style-name="P2">{"_id":{"arr":["figure","scan"]},"value":1}</text:p>
      <text:p text:style-name="P2">{"_id":{"arr":["figure","statue"]},"value":1}</text:p>
      <text:p text:style-name="P2">{"_id":{"arr":["fossil","matter &amp; form"]},"value":1}</text:p>
      <text:p text:style-name="P2">{"_id":{"arr":["fossil","tree"]},"value":1}</text:p>
      <text:p text:style-name="P2">{"_id":{"arr":["fossil","wood"]},"value":1}</text:p>
      <text:p text:style-name="P2">{"_id":{"arr":["fruit","pear"]},"value":1}</text:p>
      <text:p text:style-name="P2">{"_id":{"arr":["fruit","yummy"]},"value":1}</text:p>
      <text:p text:style-name="P2">{"_id":{"arr":["glass","keep cup"]},"value":1}</text:p>
      <text:p text:style-name="P2">{"_id":{"arr":["glass","mug"]},"value":1}</text:p>
      <text:p text:style-name="P2">{"_id":{"arr":["glass","plastic"]},"value":1}</text:p>
      <text:p text:style-name="P2">{"_id":{"arr":["glitch","goat"]},"value":1}</text:p>
      <text:p text:style-name="P2">{"_id":{"arr":["hat","sexybear"]},"value":1}</text:p>
      <text:p text:style-name="P2">{"_id":{"arr":["hat","throwback"]},"value":1}</text:p>
      <text:p text:style-name="P2">{"_id":{"arr":["hydroponics","nozzle"]},"value":1}</text:p>
      <text:p text:style-name="P2">{"_id":{"arr":["keep cup","mug"]},"value":1}</text:p>
      <text:p text:style-name="P2">{"_id":{"arr":["keep cup","plastic"]},"value":1}</text:p>
      <text:p text:style-name="P2">{"_id":{"arr":["kickstarter","phone"]},"value":1}</text:p>
      <text:p text:style-name="P2">{"_id":{"arr":["kids","scan"]},"value":1}</text:p>
      <text:p text:style-name="P2">{"_id":{"arr":["kids","sculpt"]},"value":1}</text:p>
      <text:p text:style-name="P2">{"_id":{"arr":["laser","matter and form"]},"value":1}</text:p>
      <text:p text:style-name="P2">{"_id":{"arr":["laser","nextbevel"]},"value":1}</text:p>
      <text:p text:style-name="P2">{"_id":{"arr":["lego","scan"]},"value":1}</text:p>
      <text:p text:style-name="P2">{"_id":{"arr":["low poly","robot"]},"value":1}</text:p>
      <text:p text:style-name="P2">{"_id":{"arr":["matter &amp; form","tree"]},"value":1}</text:p>
      <text:p text:style-name="P2">{"_id":{"arr":["matter &amp; form","wood"]},"value":1}</text:p>
      <text:p text:style-name="P2">{"_id":{"arr":["matter and form","nextbevel"]},"value":1}</text:p>
      <text:p text:style-name="P2">{"_id":{"arr":["matter and form","robot"]},"value":1}</text:p>
      <text:p text:style-name="P2">{"_id":{"arr":["matter and form","statue"]},"value":1}</text:p>
      <text:p text:style-name="P2">{"_id":{"arr":["matter and form","the tempered chef"]},"value":1}</text:p>
      <text:p text:style-name="P2">{"_id":{"arr":["matter and form","the tempered room"]},"value":1}</text:p>
      <text:p text:style-name="P2">{"_id":{"arr":["matterandform","matterform"]},"value":1}</text:p>
      <text:p text:style-name="P2">{"_id":{"arr":["matterandform","mushroom"]},"value":1}</text:p>
      <text:p text:style-name="P2">{"_id":{"arr":["matterandform","nextbevel"]},"value":1}</text:p>
      <text:p text:style-name="P2">{"_id":{"arr":["matterandform","sculture"]},"value":1}</text:p>
      <text:p text:style-name="P2">{"_id":{"arr":["matterform","paul"]},"value":1}</text:p>
      <text:p text:style-name="P2">{"_id":{"arr":["matterform","throwback"]},"value":1}</text:p>
      <text:p text:style-name="P2">{"_id":{"arr":["mouse","scan"]},"value":1}</text:p>
      <text:p text:style-name="P2">{"_id":{"arr":["mouse","small"]},"value":1}</text:p>
      <text:p text:style-name="P2">{"_id":{"arr":["mug","plastic"]},"value":1}</text:p>
      <text:p text:style-name="P2">{"_id":{"arr":["mushroom","paul"]},"value":1}</text:p>
      <text:p text:style-name="P2"><text:soft-page-break/>{"_id":{"arr":["mushroom","trust me"]},"value":1}</text:p>
      <text:p text:style-name="P2">{"_id":{"arr":["music","soundsculpture"]},"value":1}</text:p>
      <text:p text:style-name="P2">{"_id":{"arr":["music","soundsculture"]},"value":1}</text:p>
      <text:p text:style-name="P2">{"_id":{"arr":["music","♪"]},"value":1}</text:p>
      <text:p text:style-name="P2">{"_id":{"arr":["nasa","probe"]},"value":1}</text:p>
      <text:p text:style-name="P2">{"_id":{"arr":["nasa","spaaaaace"]},"value":1}</text:p>
      <text:p text:style-name="P2">{"_id":{"arr":["nasa","space"]},"value":1}</text:p>
      <text:p text:style-name="P2">{"_id":{"arr":["nasa","voyager"]},"value":1}</text:p>
      <text:p text:style-name="P2">{"_id":{"arr":["nasa","🌠"]},"value":1}</text:p>
      <text:p text:style-name="P2">{"_id":{"arr":["nextbevel","paul"]},"value":1}</text:p>
      <text:p text:style-name="P2">{"_id":{"arr":["nextbevel","scan"]},"value":1}</text:p>
      <text:p text:style-name="P2">{"_id":{"arr":["owl","scan"]},"value":1}</text:p>
      <text:p text:style-name="P2">{"_id":{"arr":["owl","small"]},"value":1}</text:p>
      <text:p text:style-name="P2">{"_id":{"arr":["paul","prototype"]},"value":1}</text:p>
      <text:p text:style-name="P2">{"_id":{"arr":["paul","sculture"]},"value":1}</text:p>
      <text:p text:style-name="P2">{"_id":{"arr":["pear","yummy"]},"value":1}</text:p>
      <text:p text:style-name="P2">{"_id":{"arr":["probe","spaaaaace"]},"value":1}</text:p>
      <text:p text:style-name="P2">{"_id":{"arr":["probe","space"]},"value":1}</text:p>
      <text:p text:style-name="P2">{"_id":{"arr":["probe","voyager"]},"value":1}</text:p>
      <text:p text:style-name="P2">{"_id":{"arr":["probe","🌠"]},"value":1}</text:p>
      <text:p text:style-name="P2">{"_id":{"arr":["scan","sculpt"]},"value":1}</text:p>
      <text:p text:style-name="P2">{"_id":{"arr":["scan","statue"]},"value":1}</text:p>
      <text:p text:style-name="P2">{"_id":{"arr":["scan","the tempered chef"]},"value":1}</text:p>
      <text:p text:style-name="P2">{"_id":{"arr":["scan","the tempered room"]},"value":1}</text:p>
      <text:p text:style-name="P2">{"_id":{"arr":["scan","throwback"]},"value":1}</text:p>
      <text:p text:style-name="P2">{"_id":{"arr":["sculpture","slow"]},"value":1}</text:p>
      <text:p text:style-name="P2">{"_id":{"arr":["sculpture","turtle"]},"value":1}</text:p>
      <text:p text:style-name="P2">{"_id":{"arr":["sculture","trust me"]},"value":1}</text:p>
      <text:p text:style-name="P2">{"_id":{"arr":["slow","turtle"]},"value":1}</text:p>
      <text:p text:style-name="P2">{"_id":{"arr":["soundsculpture","track"]},"value":1}</text:p>
      <text:p text:style-name="P2">{"_id":{"arr":["soundsculpture","♪"]},"value":1}</text:p>
      <text:p text:style-name="P2">{"_id":{"arr":["soundsculture","track"]},"value":1}</text:p>
      <text:p text:style-name="P2">{"_id":{"arr":["spaaaaace","space"]},"value":1}</text:p>
      <text:p text:style-name="P2">{"_id":{"arr":["spaaaaace","voyager"]},"value":1}</text:p>
      <text:p text:style-name="P2">{"_id":{"arr":["spaaaaace","🌠"]},"value":1}</text:p>
      <text:p text:style-name="P2">{"_id":{"arr":["space","voyager"]},"value":1}</text:p>
      <text:p text:style-name="P2">{"_id":{"arr":["space","🌠"]},"value":1}</text:p>
      <text:p text:style-name="P2">{"_id":{"arr":["summer","sunshine"]},"value":1}</text:p>
      <text:p text:style-name="P2">{"_id":{"arr":["summer","the6ix"]},"value":1}</text:p>
      <text:p text:style-name="P2">{"_id":{"arr":["sunshine","the6ix"]},"value":1}</text:p>
      <text:p text:style-name="P2">{"_id":{"arr":["sword","throwback"]},"value":1}</text:p>
      <text:p text:style-name="P2">{"_id":{"arr":["the tempered chef","the tempered room"]},"value":1}</text:p>
      <text:p text:style-name="P2">{"_id":{"arr":["track","♪"]},"value":1}</text:p>
      <text:p text:style-name="P2">{"_id":{"arr":["tree","wood"]},"value":1}</text:p>
      <text:p text:style-name="P2">{"_id":{"arr":["voyager","🌠"]},"value":1}</text:p>
      <text:p text:style-name="P2">{"_id":{"arr":["💨","🚴🏽"]},"value":1}</text:p>
      <text:p text:style-name="P2">{"_id":{"arr":["3d photography","bevel"]},"value":2}</text:p>
      <text:p text:style-name="P2">{"_id":{"arr":["3d photography","nextbevel"]},"value":2}</text:p>
      <text:p text:style-name="P2">{"_id":{"arr":["animal","scan"]},"value":2}</text:p>
      <text:p text:style-name="P2"><text:soft-page-break/>{"_id":{"arr":["animal","small"]},"value":2}</text:p>
      <text:p text:style-name="P2">{"_id":{"arr":["barney","toy"]},"value":2}</text:p>
      <text:p text:style-name="P2">{"_id":{"arr":["bear","hat"]},"value":2}</text:p>
      <text:p text:style-name="P2">{"_id":{"arr":["bevel","nextbevel"]},"value":2}</text:p>
      <text:p text:style-name="P2">{"_id":{"arr":["blender","character"]},"value":2}</text:p>
      <text:p text:style-name="P2">{"_id":{"arr":["blender","robot"]},"value":2}</text:p>
      <text:p text:style-name="P2">{"_id":{"arr":["blender","zelda"]},"value":2}</text:p>
      <text:p text:style-name="P2">{"_id":{"arr":["caribou","music"]},"value":2}</text:p>
      <text:p text:style-name="P2">{"_id":{"arr":["caribou","track"]},"value":2}</text:p>
      <text:p text:style-name="P2">{"_id":{"arr":["character","scan"]},"value":2}</text:p>
      <text:p text:style-name="P2">{"_id":{"arr":["colourful","elastics"]},"value":2}</text:p>
      <text:p text:style-name="P2">{"_id":{"arr":["colourful","fun"]},"value":2}</text:p>
      <text:p text:style-name="P2">{"_id":{"arr":["colourful","hair"]},"value":2}</text:p>
      <text:p text:style-name="P2">{"_id":{"arr":["dessert","scan"]},"value":2}</text:p>
      <text:p text:style-name="P2">{"_id":{"arr":["elastics","fun"]},"value":2}</text:p>
      <text:p text:style-name="P2">{"_id":{"arr":["elastics","hair"]},"value":2}</text:p>
      <text:p text:style-name="P2">{"_id":{"arr":["fun","hair"]},"value":2}</text:p>
      <text:p text:style-name="P2">{"_id":{"arr":["matterform","scan"]},"value":2}</text:p>
      <text:p text:style-name="P2">{"_id":{"arr":["mushroom","sculture"]},"value":2}</text:p>
      <text:p text:style-name="P2">{"_id":{"arr":["music","track"]},"value":2}</text:p>
      <text:p text:style-name="P2">{"_id":{"arr":["robot","scan"]},"value":2}</text:p>
      <text:p text:style-name="P2">{"_id":{"arr":["scan","small"]},"value":2}</text:p>
      <text:p text:style-name="P2">{"_id":{"arr":["character","robot"]},"value":3}</text:p>
      <text:p text:style-name="P2">{"_id":{"arr":["matter and form","scan"]},"value":3}</text:p>
      <text:p text:style-name="P2">{"_id":{"arr":["matterandform","scan"]},"value":3}</text:p>
      <text:p text:style-name="P2">{"_id":{"arr":["oscar the grouch","sesame street"]},"value":3}</text:p>
      <text:p text:style-name="P2">{"_id":{"arr":["paul","scan"]},"value":3}</text:p>
      <text:p text:style-name="P2">{"_id":{"arr":["Matter and Form","Scan"]},"value":4}</text:p>
      <text:p text:style-name="P2">{"_id":{"arr":["matterandform","paul"]},"value":4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6:14:28.613281831</meta:creation-date>
    <dc:date>2015-08-10T16:15:44.464517787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6" meta:paragraph-count="274" meta:word-count="389" meta:character-count="13104" meta:non-whitespace-character-count="12723"/>
  </office:meta>
</office:document-meta>
</file>